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74in"/>
    </style:style>
    <style:style style:name="co2" style:family="table-column">
      <style:table-column-properties fo:break-before="auto" style:column-width="1.2752in"/>
    </style:style>
    <style:style style:name="co3" style:family="table-column">
      <style:table-column-properties fo:break-before="auto" style:column-width="1.2626in"/>
    </style:style>
    <style:style style:name="co4" style:family="table-column">
      <style:table-column-properties fo:break-before="auto" style:column-width="1.3626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0.83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page" style:use-optimal-row-height="true"/>
    </style:style>
    <style:style style:name="ro3" style:family="table-row">
      <style:table-row-properties style:row-height="0.198in" fo:break-before="auto" style:use-optimal-row-height="false"/>
    </style:style>
    <style:style style:name="ta1" style:family="table" style:master-page-name="PageStyle_5f_Table_20_2">
      <style:table-properties table:display="true" style:writing-mode="lr-tb"/>
    </style:style>
    <style:style style:name="ce1" style:family="table-cell" style:parent-style-name="Normal_5f_Tb_20_2" style:data-style-name="N15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e2" style:family="table-cell" style:parent-style-name="Default" style:data-style-name="N152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52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Normal_5f_Tb_20_2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Normal_5f_Tb_20_2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e10" style:family="table-cell" style:parent-style-name="Default" style:data-style-name="N153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53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53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11"/>
        <table:table-column table:style-name="co7" table:number-columns-repeated="16377" table:default-cell-style-name="Default"/>
        <table:table-header-rows>
          <table:table-row table:style-name="ro1">
            <table:table-cell table:style-name="ce1" office:value-type="string" calcext:value-type="string">
              <text:p>death rate</text:p>
            </table:table-cell>
            <table:table-cell/>
            <table:table-cell office:value-type="string" calcext:value-type="string">
              <text:p>birth rate</text:p>
            </table:table-cell>
            <table:table-cell/>
            <table:table-cell table:style-name="ce6" table:number-columns-repeated="2"/>
            <table:table-cell table:style-name="ce9"/>
            <table:table-cell table:number-columns-repeated="16377"/>
          </table:table-row>
        </table:table-header-rows>
        <table:table-row table:style-name="ro1">
          <table:table-cell office:value-type="float" office:value="0.00630234694108367" calcext:value-type="float">
            <text:p>0.006302</text:p>
          </table:table-cell>
          <table:table-cell office:value-type="float" office:value="0" calcext:value-type="float">
            <text:p>0</text:p>
          </table:table-cell>
          <table:table-cell table:formula="of:=[.B2]/1000*0.508" office:value-type="float" office:value="0" calcext:value-type="float">
            <text:p>0</text:p>
          </table:table-cell>
          <table:table-cell table:number-columns-repeated="3"/>
          <table:table-cell table:style-name="ce10"/>
          <table:table-cell table:number-columns-repeated="16377"/>
        </table:table-row>
        <table:table-row table:style-name="ro1">
          <table:table-cell office:value-type="float" office:value="0.000422686396632344" calcext:value-type="float">
            <text:p>0.000423</text:p>
          </table:table-cell>
          <table:table-cell office:value-type="float" office:value="0" calcext:value-type="float">
            <text:p>0</text:p>
          </table:table-cell>
          <table:table-cell table:formula="of:=[.B3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0287435337668285" calcext:value-type="float">
            <text:p>0.000287</text:p>
          </table:table-cell>
          <table:table-cell office:value-type="float" office:value="0" calcext:value-type="float">
            <text:p>0</text:p>
          </table:table-cell>
          <table:table-cell table:formula="of:=[.B4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0224944960791618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table:formula="of:=[.B5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0158164766617119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table:formula="of:=[.B6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0155540590640157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table:formula="of:=[.B7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0138456147396937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table:formula="of:=[.B8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01243642764166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table:formula="of:=[.B9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0110410626803059" calcext:value-type="float">
            <text:p>0.000110</text:p>
          </table:table-cell>
          <table:table-cell office:value-type="float" office:value="0" calcext:value-type="float">
            <text:p>0</text:p>
          </table:table-cell>
          <table:table-cell table:formula="of:=[.B10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00982036726782098" calcext:value-type="float">
            <text:p>0.000098</text:p>
          </table:table-cell>
          <table:table-cell office:value-type="float" office:value="0" calcext:value-type="float">
            <text:p>0</text:p>
          </table:table-cell>
          <table:table-cell table:formula="of:=[.B11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00939768069656566" calcext:value-type="float">
            <text:p>0.000094</text:p>
          </table:table-cell>
          <table:table-cell office:value-type="float" office:value="0.2" calcext:value-type="float">
            <text:p>0.2</text:p>
          </table:table-cell>
          <table:table-cell table:formula="of:=[.B12]/1000*0.508" office:value-type="float" office:value="0.0001016" calcext:value-type="float">
            <text:p>0.0001016</text:p>
          </table:table-cell>
          <table:table-cell table:number-columns-repeated="16381"/>
        </table:table-row>
        <table:table-row table:style-name="ro1">
          <table:table-cell office:value-type="float" office:value="0.000107861247670371" calcext:value-type="float">
            <text:p>0.000108</text:p>
          </table:table-cell>
          <table:table-cell office:value-type="float" office:value="0.2" calcext:value-type="float">
            <text:p>0.2</text:p>
          </table:table-cell>
          <table:table-cell table:formula="of:=[.B13]/1000*0.508" office:value-type="float" office:value="0.0001016" calcext:value-type="float">
            <text:p>0.0001016</text:p>
          </table:table-cell>
          <table:table-cell table:number-columns-repeated="16381"/>
        </table:table-row>
        <table:table-row table:style-name="ro1">
          <table:table-cell office:value-type="float" office:value="0.000151557047502138" calcext:value-type="float">
            <text:p>0.000152</text:p>
          </table:table-cell>
          <table:table-cell office:value-type="float" office:value="0.2" calcext:value-type="float">
            <text:p>0.2</text:p>
          </table:table-cell>
          <table:table-cell table:formula="of:=[.B14]/1000*0.508" office:value-type="float" office:value="0.0001016" calcext:value-type="float">
            <text:p>0.0001016</text:p>
          </table:table-cell>
          <table:table-cell table:number-columns-repeated="16381"/>
        </table:table-row>
        <table:table-row table:style-name="ro1">
          <table:table-cell office:value-type="float" office:value="0.000231895057368092" calcext:value-type="float">
            <text:p>0.000232</text:p>
          </table:table-cell>
          <table:table-cell office:value-type="float" office:value="0.2" calcext:value-type="float">
            <text:p>0.2</text:p>
          </table:table-cell>
          <table:table-cell table:formula="of:=[.B15]/1000*0.508" office:value-type="float" office:value="0.0001016" calcext:value-type="float">
            <text:p>0.0001016</text:p>
          </table:table-cell>
          <table:table-cell table:number-columns-repeated="16381"/>
        </table:table-row>
        <table:table-row table:style-name="ro1">
          <table:table-cell office:value-type="float" office:value="0.000341389968525618" calcext:value-type="float">
            <text:p>0.000341</text:p>
          </table:table-cell>
          <table:table-cell office:value-type="float" office:value="0.2" calcext:value-type="float">
            <text:p>0.2</text:p>
          </table:table-cell>
          <table:table-cell table:formula="of:=[.B16]/1000*0.508" office:value-type="float" office:value="0.0001016" calcext:value-type="float">
            <text:p>0.0001016</text:p>
          </table:table-cell>
          <table:table-cell table:number-columns-repeated="16381"/>
        </table:table-row>
        <table:table-row table:style-name="ro1">
          <table:table-cell office:value-type="float" office:value="0.000461328134406358" calcext:value-type="float">
            <text:p>0.000461</text:p>
          </table:table-cell>
          <table:table-cell office:value-type="float" office:value="7.9" calcext:value-type="float">
            <text:p>7.9</text:p>
          </table:table-cell>
          <table:table-cell table:formula="of:=[.B17]/1000*0.508" office:value-type="float" office:value="0.0040132" calcext:value-type="float">
            <text:p>0.0040132</text:p>
          </table:table-cell>
          <table:table-cell table:number-columns-repeated="16381"/>
        </table:table-row>
        <table:table-row table:style-name="ro1">
          <table:table-cell office:value-type="float" office:value="0.000584161141887307" calcext:value-type="float">
            <text:p>0.000584</text:p>
          </table:table-cell>
          <table:table-cell office:value-type="float" office:value="7.9" calcext:value-type="float">
            <text:p>7.9</text:p>
          </table:table-cell>
          <table:table-cell table:formula="of:=[.B18]/1000*0.508" office:value-type="float" office:value="0.0040132" calcext:value-type="float">
            <text:p>0.0040132</text:p>
          </table:table-cell>
          <table:table-cell table:number-columns-repeated="16381"/>
        </table:table-row>
        <table:table-row table:style-name="ro1">
          <table:table-cell office:value-type="float" office:value="0.000717578688636422" calcext:value-type="float">
            <text:p>0.000718</text:p>
          </table:table-cell>
          <table:table-cell office:value-type="float" office:value="7.9" calcext:value-type="float">
            <text:p>7.9</text:p>
          </table:table-cell>
          <table:table-cell table:formula="of:=[.B19]/1000*0.508" office:value-type="float" office:value="0.0040132" calcext:value-type="float">
            <text:p>0.0040132</text:p>
          </table:table-cell>
          <table:table-cell table:number-columns-repeated="16381"/>
        </table:table-row>
        <table:table-row table:style-name="ro1">
          <table:table-cell office:value-type="float" office:value="0.000858597864862531" calcext:value-type="float">
            <text:p>0.000859</text:p>
          </table:table-cell>
          <table:table-cell office:value-type="float" office:value="35.1" calcext:value-type="float">
            <text:p>35.1</text:p>
          </table:table-cell>
          <table:table-cell table:formula="of:=[.B20]/1000*0.508" office:value-type="float" office:value="0.0178308" calcext:value-type="float">
            <text:p>0.0178308</text:p>
          </table:table-cell>
          <table:table-cell table:number-columns-repeated="16381"/>
        </table:table-row>
        <table:table-row table:style-name="ro1">
          <table:table-cell office:value-type="float" office:value="0.0010014867875725" calcext:value-type="float">
            <text:p>0.001001</text:p>
          </table:table-cell>
          <table:table-cell office:value-type="float" office:value="35.1" calcext:value-type="float">
            <text:p>35.1</text:p>
          </table:table-cell>
          <table:table-cell table:formula="of:=[.B21]/1000*0.508" office:value-type="float" office:value="0.0178308" calcext:value-type="float">
            <text:p>0.0178308</text:p>
          </table:table-cell>
          <table:table-cell table:number-columns-repeated="16381"/>
        </table:table-row>
        <table:table-row table:style-name="ro1">
          <table:table-cell office:value-type="float" office:value="0.00114707113243639" calcext:value-type="float">
            <text:p>0.001147</text:p>
          </table:table-cell>
          <table:table-cell office:value-type="float" office:value="71" calcext:value-type="float">
            <text:p>71</text:p>
          </table:table-cell>
          <table:table-cell table:formula="of:=[.B22]/1000*0.508" office:value-type="float" office:value="0.036068" calcext:value-type="float">
            <text:p>0.036068</text:p>
          </table:table-cell>
          <table:table-cell table:number-columns-repeated="16381"/>
        </table:table-row>
        <table:table-row table:style-name="ro1">
          <table:table-cell office:value-type="float" office:value="0.00128594238776714" calcext:value-type="float">
            <text:p>0.001286</text:p>
          </table:table-cell>
          <table:table-cell office:value-type="float" office:value="71" calcext:value-type="float">
            <text:p>71</text:p>
          </table:table-cell>
          <table:table-cell table:formula="of:=[.B23]/1000*0.508" office:value-type="float" office:value="0.036068" calcext:value-type="float">
            <text:p>0.036068</text:p>
          </table:table-cell>
          <table:table-cell table:number-columns-repeated="16381"/>
        </table:table-row>
        <table:table-row table:style-name="ro1">
          <table:table-cell office:value-type="float" office:value="0.00140283291693777" calcext:value-type="float">
            <text:p>0.001403</text:p>
          </table:table-cell>
          <table:table-cell office:value-type="float" office:value="71" calcext:value-type="float">
            <text:p>71</text:p>
          </table:table-cell>
          <table:table-cell table:formula="of:=[.B24]/1000*0.508" office:value-type="float" office:value="0.036068" calcext:value-type="float">
            <text:p>0.036068</text:p>
          </table:table-cell>
          <table:table-cell table:number-columns-repeated="16381"/>
        </table:table-row>
        <table:table-row table:style-name="ro1">
          <table:table-cell office:value-type="float" office:value="0.00148999330122024" calcext:value-type="float">
            <text:p>0.001490</text:p>
          </table:table-cell>
          <table:table-cell office:value-type="float" office:value="71" calcext:value-type="float">
            <text:p>71</text:p>
          </table:table-cell>
          <table:table-cell table:formula="of:=[.B25]/1000*0.508" office:value-type="float" office:value="0.036068" calcext:value-type="float">
            <text:p>0.036068</text:p>
          </table:table-cell>
          <table:table-cell table:number-columns-repeated="16381"/>
        </table:table-row>
        <table:table-row table:style-name="ro1">
          <table:table-cell office:value-type="float" office:value="0.00155381858348846" calcext:value-type="float">
            <text:p>0.001554</text:p>
          </table:table-cell>
          <table:table-cell office:value-type="float" office:value="71" calcext:value-type="float">
            <text:p>71</text:p>
          </table:table-cell>
          <table:table-cell table:formula="of:=[.B26]/1000*0.508" office:value-type="float" office:value="0.036068" calcext:value-type="float">
            <text:p>0.036068</text:p>
          </table:table-cell>
          <table:table-cell table:number-columns-repeated="16381"/>
        </table:table-row>
        <table:table-row table:style-name="ro1">
          <table:table-cell office:value-type="float" office:value="0.00160919211339206" calcext:value-type="float">
            <text:p>0.001609</text:p>
          </table:table-cell>
          <table:table-cell office:value-type="float" office:value="98" calcext:value-type="float">
            <text:p>98</text:p>
          </table:table-cell>
          <table:table-cell table:formula="of:=[.B27]/1000*0.508" office:value-type="float" office:value="0.049784" calcext:value-type="float">
            <text:p>0.049784</text:p>
          </table:table-cell>
          <table:table-cell table:number-columns-repeated="16381"/>
        </table:table-row>
        <table:table-row table:style-name="ro1">
          <table:table-cell office:value-type="float" office:value="0.00166366016492248" calcext:value-type="float">
            <text:p>0.001664</text:p>
          </table:table-cell>
          <table:table-cell office:value-type="float" office:value="98" calcext:value-type="float">
            <text:p>98</text:p>
          </table:table-cell>
          <table:table-cell table:formula="of:=[.B28]/1000*0.508" office:value-type="float" office:value="0.049784" calcext:value-type="float">
            <text:p>0.049784</text:p>
          </table:table-cell>
          <table:table-cell table:number-columns-repeated="16381"/>
        </table:table-row>
        <table:table-row table:style-name="ro1">
          <table:table-cell office:value-type="float" office:value="0.00171330024022609" calcext:value-type="float">
            <text:p>0.001713</text:p>
          </table:table-cell>
          <table:table-cell office:value-type="float" office:value="98" calcext:value-type="float">
            <text:p>98</text:p>
          </table:table-cell>
          <table:table-cell table:formula="of:=[.B29]/1000*0.508" office:value-type="float" office:value="0.049784" calcext:value-type="float">
            <text:p>0.049784</text:p>
          </table:table-cell>
          <table:table-cell table:number-columns-repeated="16381"/>
        </table:table-row>
        <table:table-row table:style-name="ro1">
          <table:table-cell office:value-type="float" office:value="0.00176154705695808" calcext:value-type="float">
            <text:p>0.001762</text:p>
          </table:table-cell>
          <table:table-cell office:value-type="float" office:value="98" calcext:value-type="float">
            <text:p>98</text:p>
          </table:table-cell>
          <table:table-cell table:formula="of:=[.B30]/1000*0.508" office:value-type="float" office:value="0.049784" calcext:value-type="float">
            <text:p>0.049784</text:p>
          </table:table-cell>
          <table:table-cell table:number-columns-repeated="16381"/>
        </table:table-row>
        <table:table-row table:style-name="ro1">
          <table:table-cell office:value-type="float" office:value="0.00181030691601336" calcext:value-type="float">
            <text:p>0.001810</text:p>
          </table:table-cell>
          <table:table-cell office:value-type="float" office:value="98" calcext:value-type="float">
            <text:p>98</text:p>
          </table:table-cell>
          <table:table-cell table:formula="of:=[.B31]/1000*0.508" office:value-type="float" office:value="0.049784" calcext:value-type="float">
            <text:p>0.049784</text:p>
          </table:table-cell>
          <table:table-cell table:number-columns-repeated="16381"/>
        </table:table-row>
        <table:table-row table:style-name="ro1">
          <table:table-cell office:value-type="float" office:value="0.00185875815805048" calcext:value-type="float">
            <text:p>0.001859</text:p>
          </table:table-cell>
          <table:table-cell office:value-type="float" office:value="100.3" calcext:value-type="float">
            <text:p>100.3</text:p>
          </table:table-cell>
          <table:table-cell table:formula="of:=[.B32]/1000*0.508" office:value-type="float" office:value="0.0509524" calcext:value-type="float">
            <text:p>0.0509524</text:p>
          </table:table-cell>
          <table:table-cell table:number-columns-repeated="16381"/>
        </table:table-row>
        <table:table-row table:style-name="ro1">
          <table:table-cell office:value-type="float" office:value="0.0019074579467997" calcext:value-type="float">
            <text:p>0.001907</text:p>
          </table:table-cell>
          <table:table-cell office:value-type="float" office:value="100.3" calcext:value-type="float">
            <text:p>100.3</text:p>
          </table:table-cell>
          <table:table-cell table:formula="of:=[.B33]/1000*0.508" office:value-type="float" office:value="0.0509524" calcext:value-type="float">
            <text:p>0.0509524</text:p>
          </table:table-cell>
          <table:table-cell table:number-columns-repeated="16381"/>
        </table:table-row>
        <table:table-row table:style-name="ro1">
          <table:table-cell office:value-type="float" office:value="0.00195919745601714" calcext:value-type="float">
            <text:p>0.001959</text:p>
          </table:table-cell>
          <table:table-cell office:value-type="float" office:value="100.3" calcext:value-type="float">
            <text:p>100.3</text:p>
          </table:table-cell>
          <table:table-cell table:formula="of:=[.B34]/1000*0.508" office:value-type="float" office:value="0.0509524" calcext:value-type="float">
            <text:p>0.0509524</text:p>
          </table:table-cell>
          <table:table-cell table:number-columns-repeated="16381"/>
        </table:table-row>
        <table:table-row table:style-name="ro1">
          <table:table-cell office:value-type="float" office:value="0.00201412918977439" calcext:value-type="float">
            <text:p>0.002014</text:p>
          </table:table-cell>
          <table:table-cell office:value-type="float" office:value="100.3" calcext:value-type="float">
            <text:p>100.3</text:p>
          </table:table-cell>
          <table:table-cell table:formula="of:=[.B35]/1000*0.508" office:value-type="float" office:value="0.0509524" calcext:value-type="float">
            <text:p>0.0509524</text:p>
          </table:table-cell>
          <table:table-cell table:number-columns-repeated="16381"/>
        </table:table-row>
        <table:table-row table:style-name="ro1">
          <table:table-cell office:value-type="float" office:value="0.00207162695005536" calcext:value-type="float">
            <text:p>0.002072</text:p>
          </table:table-cell>
          <table:table-cell office:value-type="float" office:value="100.3" calcext:value-type="float">
            <text:p>100.3</text:p>
          </table:table-cell>
          <table:table-cell table:formula="of:=[.B36]/1000*0.508" office:value-type="float" office:value="0.0509524" calcext:value-type="float">
            <text:p>0.0509524</text:p>
          </table:table-cell>
          <table:table-cell table:number-columns-repeated="16381"/>
        </table:table-row>
        <table:table-row table:style-name="ro1">
          <table:table-cell office:value-type="float" office:value="0.0021390151232481" calcext:value-type="float">
            <text:p>0.002139</text:p>
          </table:table-cell>
          <table:table-cell office:value-type="float" office:value="52.3" calcext:value-type="float">
            <text:p>52.3</text:p>
          </table:table-cell>
          <table:table-cell table:formula="of:=[.B37]/1000*0.508" office:value-type="float" office:value="0.0265684" calcext:value-type="float">
            <text:p>0.0265684</text:p>
          </table:table-cell>
          <table:table-cell table:number-columns-repeated="16381"/>
        </table:table-row>
        <table:table-row table:style-name="ro1">
          <table:table-cell office:value-type="float" office:value="0.0022113339509815" calcext:value-type="float">
            <text:p>0.002211</text:p>
          </table:table-cell>
          <table:table-cell office:value-type="float" office:value="52.3" calcext:value-type="float">
            <text:p>52.3</text:p>
          </table:table-cell>
          <table:table-cell table:formula="of:=[.B38]/1000*0.508" office:value-type="float" office:value="0.0265684" calcext:value-type="float">
            <text:p>0.0265684</text:p>
          </table:table-cell>
          <table:table-cell table:number-columns-repeated="16381"/>
        </table:table-row>
        <table:table-row table:style-name="ro1">
          <table:table-cell office:value-type="float" office:value="0.00227681500837207" calcext:value-type="float">
            <text:p>0.002277</text:p>
          </table:table-cell>
          <table:table-cell office:value-type="float" office:value="52.3" calcext:value-type="float">
            <text:p>52.3</text:p>
          </table:table-cell>
          <table:table-cell table:formula="of:=[.B39]/1000*0.508" office:value-type="float" office:value="0.0265684" calcext:value-type="float">
            <text:p>0.0265684</text:p>
          </table:table-cell>
          <table:table-cell table:number-columns-repeated="16381"/>
        </table:table-row>
        <table:table-row table:style-name="ro1">
          <table:table-cell office:value-type="float" office:value="0.00233293138444424" calcext:value-type="float">
            <text:p>0.002333</text:p>
          </table:table-cell>
          <table:table-cell office:value-type="float" office:value="52.3" calcext:value-type="float">
            <text:p>52.3</text:p>
          </table:table-cell>
          <table:table-cell table:formula="of:=[.B40]/1000*0.508" office:value-type="float" office:value="0.0265684" calcext:value-type="float">
            <text:p>0.0265684</text:p>
          </table:table-cell>
          <table:table-cell table:number-columns-repeated="16381"/>
        </table:table-row>
        <table:table-row table:style-name="ro1">
          <table:table-cell office:value-type="float" office:value="0.00238983612507582" calcext:value-type="float">
            <text:p>0.002390</text:p>
          </table:table-cell>
          <table:table-cell office:value-type="float" office:value="52.3" calcext:value-type="float">
            <text:p>52.3</text:p>
          </table:table-cell>
          <table:table-cell table:formula="of:=[.B41]/1000*0.508" office:value-type="float" office:value="0.0265684" calcext:value-type="float">
            <text:p>0.0265684</text:p>
          </table:table-cell>
          <table:table-cell table:number-columns-repeated="16381"/>
        </table:table-row>
        <table:table-row table:style-name="ro1">
          <table:table-cell office:value-type="float" office:value="0.00246264622546732" calcext:value-type="float">
            <text:p>0.002463</text:p>
          </table:table-cell>
          <table:table-cell office:value-type="float" office:value="11.6" calcext:value-type="float">
            <text:p>11.6</text:p>
          </table:table-cell>
          <table:table-cell table:formula="of:=[.B42]/1000*0.508" office:value-type="float" office:value="0.0058928" calcext:value-type="float">
            <text:p>0.0058928</text:p>
          </table:table-cell>
          <table:table-cell table:number-columns-repeated="16381"/>
        </table:table-row>
        <table:table-row table:style-name="ro1">
          <table:table-cell office:value-type="float" office:value="0.00256552407518029" calcext:value-type="float">
            <text:p>0.002566</text:p>
          </table:table-cell>
          <table:table-cell office:value-type="float" office:value="11.6" calcext:value-type="float">
            <text:p>11.6</text:p>
          </table:table-cell>
          <table:table-cell table:formula="of:=[.B43]/1000*0.508" office:value-type="float" office:value="0.0058928" calcext:value-type="float">
            <text:p>0.0058928</text:p>
          </table:table-cell>
          <table:table-cell table:number-columns-repeated="16381"/>
        </table:table-row>
        <table:table-row table:style-name="ro1">
          <table:table-cell office:value-type="float" office:value="0.00270097889006138" calcext:value-type="float">
            <text:p>0.002701</text:p>
          </table:table-cell>
          <table:table-cell office:value-type="float" office:value="11.6" calcext:value-type="float">
            <text:p>11.6</text:p>
          </table:table-cell>
          <table:table-cell table:formula="of:=[.B44]/1000*0.508" office:value-type="float" office:value="0.0058928" calcext:value-type="float">
            <text:p>0.0058928</text:p>
          </table:table-cell>
          <table:table-cell table:number-columns-repeated="16381"/>
        </table:table-row>
        <table:table-row table:style-name="ro2">
          <table:table-cell office:value-type="float" office:value="0.00286969332955778" calcext:value-type="float">
            <text:p>0.002870</text:p>
          </table:table-cell>
          <table:table-cell office:value-type="float" office:value="11.6" calcext:value-type="float">
            <text:p>11.6</text:p>
          </table:table-cell>
          <table:table-cell table:formula="of:=[.B45]/1000*0.508" office:value-type="float" office:value="0.0058928" calcext:value-type="float">
            <text:p>0.0058928</text:p>
          </table:table-cell>
          <table:table-cell table:number-columns-repeated="16381"/>
        </table:table-row>
        <table:table-row table:style-name="ro1">
          <table:table-cell office:value-type="float" office:value="0.00306605012156069" calcext:value-type="float">
            <text:p>0.003066</text:p>
          </table:table-cell>
          <table:table-cell office:value-type="float" office:value="11.6" calcext:value-type="float">
            <text:p>11.6</text:p>
          </table:table-cell>
          <table:table-cell table:formula="of:=[.B46]/1000*0.508" office:value-type="float" office:value="0.0058928" calcext:value-type="float">
            <text:p>0.0058928</text:p>
          </table:table-cell>
          <table:table-cell table:number-columns-repeated="16381"/>
        </table:table-row>
        <table:table-row table:style-name="ro1">
          <table:table-cell office:value-type="float" office:value="0.00328011205419898" calcext:value-type="float">
            <text:p>0.003280</text:p>
          </table:table-cell>
          <table:table-cell office:value-type="float" office:value="0.9" calcext:value-type="float">
            <text:p>0.9</text:p>
          </table:table-cell>
          <table:table-cell table:formula="of:=[.B47]/1000*0.508" office:value-type="float" office:value="0.0004572" calcext:value-type="float">
            <text:p>0.0004572</text:p>
          </table:table-cell>
          <table:table-cell table:number-columns-repeated="16381"/>
        </table:table-row>
        <table:table-row table:style-name="ro1">
          <table:table-cell office:value-type="float" office:value="0.00352010317146778" calcext:value-type="float">
            <text:p>0.003520</text:p>
          </table:table-cell>
          <table:table-cell office:value-type="float" office:value="0.9" calcext:value-type="float">
            <text:p>0.9</text:p>
          </table:table-cell>
          <table:table-cell table:formula="of:=[.B48]/1000*0.508" office:value-type="float" office:value="0.0004572" calcext:value-type="float">
            <text:p>0.0004572</text:p>
          </table:table-cell>
          <table:table-cell table:number-columns-repeated="16381"/>
        </table:table-row>
        <table:table-row table:style-name="ro1">
          <table:table-cell office:value-type="float" office:value="0.00380392046645284" calcext:value-type="float">
            <text:p>0.003804</text:p>
          </table:table-cell>
          <table:table-cell office:value-type="float" office:value="0.9" calcext:value-type="float">
            <text:p>0.9</text:p>
          </table:table-cell>
          <table:table-cell table:formula="of:=[.B49]/1000*0.508" office:value-type="float" office:value="0.0004572" calcext:value-type="float">
            <text:p>0.0004572</text:p>
          </table:table-cell>
          <table:table-cell table:number-columns-repeated="16381"/>
        </table:table-row>
        <table:table-row table:style-name="ro1">
          <table:table-cell office:value-type="float" office:value="0.00414597569033504" calcext:value-type="float">
            <text:p>0.004146</text:p>
          </table:table-cell>
          <table:table-cell office:value-type="float" office:value="0.9" calcext:value-type="float">
            <text:p>0.9</text:p>
          </table:table-cell>
          <table:table-cell table:formula="of:=[.B50]/1000*0.508" office:value-type="float" office:value="0.0004572" calcext:value-type="float">
            <text:p>0.0004572</text:p>
          </table:table-cell>
          <table:table-cell table:number-columns-repeated="16381"/>
        </table:table-row>
        <table:table-row table:style-name="ro1">
          <table:table-cell office:value-type="float" office:value="0.00454688630998135" calcext:value-type="float">
            <text:p>0.004547</text:p>
          </table:table-cell>
          <table:table-cell office:value-type="float" office:value="0.9" calcext:value-type="float">
            <text:p>0.9</text:p>
          </table:table-cell>
          <table:table-cell table:formula="of:=[.B51]/1000*0.508" office:value-type="float" office:value="0.0004572" calcext:value-type="float">
            <text:p>0.0004572</text:p>
          </table:table-cell>
          <table:table-cell table:number-columns-repeated="16381"/>
        </table:table-row>
        <table:table-row table:style-name="ro1">
          <table:table-cell office:value-type="float" office:value="0.00497829634696245" calcext:value-type="float">
            <text:p>0.004978</text:p>
          </table:table-cell>
          <table:table-cell office:value-type="float" office:value="0" calcext:value-type="float">
            <text:p>0</text:p>
          </table:table-cell>
          <table:table-cell table:formula="of:=[.B52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544093130156398" calcext:value-type="float">
            <text:p>0.005441</text:p>
          </table:table-cell>
          <table:table-cell office:value-type="float" office:value="0" calcext:value-type="float">
            <text:p>0</text:p>
          </table:table-cell>
          <table:table-cell table:formula="of:=[.B53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596509641036391" calcext:value-type="float">
            <text:p>0.005965</text:p>
          </table:table-cell>
          <table:table-cell office:value-type="float" office:value="0" calcext:value-type="float">
            <text:p>0</text:p>
          </table:table-cell>
          <table:table-cell table:formula="of:=[.B54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654852809384465" calcext:value-type="float">
            <text:p>0.006549</text:p>
          </table:table-cell>
          <table:table-cell office:value-type="float" office:value="0" calcext:value-type="float">
            <text:p>0</text:p>
          </table:table-cell>
          <table:table-cell table:formula="of:=[.B55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716992048546672" calcext:value-type="float">
            <text:p>0.007170</text:p>
          </table:table-cell>
          <table:table-cell office:value-type="float" office:value="0" calcext:value-type="float">
            <text:p>0</text:p>
          </table:table-cell>
          <table:table-cell table:formula="of:=[.B56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780318211764097" calcext:value-type="float">
            <text:p>0.007803</text:p>
          </table:table-cell>
          <table:table-cell office:value-type="float" office:value="0" calcext:value-type="float">
            <text:p>0</text:p>
          </table:table-cell>
          <table:table-cell table:formula="of:=[.B57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84446631371975" calcext:value-type="float">
            <text:p>0.008445</text:p>
          </table:table-cell>
          <table:table-cell office:value-type="float" office:value="0" calcext:value-type="float">
            <text:p>0</text:p>
          </table:table-cell>
          <table:table-cell table:formula="of:=[.B58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911618396639824" calcext:value-type="float">
            <text:p>0.009116</text:p>
          </table:table-cell>
          <table:table-cell office:value-type="float" office:value="0" calcext:value-type="float">
            <text:p>0</text:p>
          </table:table-cell>
          <table:table-cell table:formula="of:=[.B59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983808748424053" calcext:value-type="float">
            <text:p>0.009838</text:p>
          </table:table-cell>
          <table:table-cell office:value-type="float" office:value="0" calcext:value-type="float">
            <text:p>0</text:p>
          </table:table-cell>
          <table:table-cell table:formula="of:=[.B60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06193227693439" calcext:value-type="float">
            <text:p>0.010619</text:p>
          </table:table-cell>
          <table:table-cell office:value-type="float" office:value="0" calcext:value-type="float">
            <text:p>0</text:p>
          </table:table-cell>
          <table:table-cell table:formula="of:=[.B61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14699099212885" calcext:value-type="float">
            <text:p>0.011470</text:p>
          </table:table-cell>
          <table:table-cell office:value-type="float" office:value="0" calcext:value-type="float">
            <text:p>0</text:p>
          </table:table-cell>
          <table:table-cell table:formula="of:=[.B62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23612945899367" calcext:value-type="float">
            <text:p>0.012361</text:p>
          </table:table-cell>
          <table:table-cell office:value-type="float" office:value="0" calcext:value-type="float">
            <text:p>0</text:p>
          </table:table-cell>
          <table:table-cell table:formula="of:=[.B63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32603412494063" calcext:value-type="float">
            <text:p>0.013260</text:p>
          </table:table-cell>
          <table:table-cell office:value-type="float" office:value="0" calcext:value-type="float">
            <text:p>0</text:p>
          </table:table-cell>
          <table:table-cell table:formula="of:=[.B64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41397370025516" calcext:value-type="float">
            <text:p>0.014140</text:p>
          </table:table-cell>
          <table:table-cell office:value-type="float" office:value="0" calcext:value-type="float">
            <text:p>0</text:p>
          </table:table-cell>
          <table:table-cell table:formula="of:=[.B65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50188663974404" calcext:value-type="float">
            <text:p>0.015019</text:p>
          </table:table-cell>
          <table:table-cell office:value-type="float" office:value="0" calcext:value-type="float">
            <text:p>0</text:p>
          </table:table-cell>
          <table:table-cell table:formula="of:=[.B66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59417055547237" calcext:value-type="float">
            <text:p>0.015942</text:p>
          </table:table-cell>
          <table:table-cell office:value-type="float" office:value="0" calcext:value-type="float">
            <text:p>0</text:p>
          </table:table-cell>
          <table:table-cell table:formula="of:=[.B67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70264318585396" calcext:value-type="float">
            <text:p>0.017026</text:p>
          </table:table-cell>
          <table:table-cell office:value-type="float" office:value="0" calcext:value-type="float">
            <text:p>0</text:p>
          </table:table-cell>
          <table:table-cell table:formula="of:=[.B68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81887280195951" calcext:value-type="float">
            <text:p>0.018189</text:p>
          </table:table-cell>
          <table:table-cell office:value-type="float" office:value="0" calcext:value-type="float">
            <text:p>0</text:p>
          </table:table-cell>
          <table:table-cell table:formula="of:=[.B69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94831639528275" calcext:value-type="float">
            <text:p>0.019483</text:p>
          </table:table-cell>
          <table:table-cell office:value-type="float" office:value="0" calcext:value-type="float">
            <text:p>0</text:p>
          </table:table-cell>
          <table:table-cell table:formula="of:=[.B70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209904201328754" calcext:value-type="float">
            <text:p>0.020990</text:p>
          </table:table-cell>
          <table:table-cell office:value-type="float" office:value="0" calcext:value-type="float">
            <text:p>0</text:p>
          </table:table-cell>
          <table:table-cell table:formula="of:=[.B71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224479977041483" calcext:value-type="float">
            <text:p>0.022448</text:p>
          </table:table-cell>
          <table:table-cell office:value-type="float" office:value="0" calcext:value-type="float">
            <text:p>0</text:p>
          </table:table-cell>
          <table:table-cell table:formula="of:=[.B72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246309116482735" calcext:value-type="float">
            <text:p>0.024631</text:p>
          </table:table-cell>
          <table:table-cell office:value-type="float" office:value="0" calcext:value-type="float">
            <text:p>0</text:p>
          </table:table-cell>
          <table:table-cell table:formula="of:=[.B73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265695545822382" calcext:value-type="float">
            <text:p>0.026570</text:p>
          </table:table-cell>
          <table:table-cell office:value-type="float" office:value="0" calcext:value-type="float">
            <text:p>0</text:p>
          </table:table-cell>
          <table:table-cell table:formula="of:=[.B74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290404912084341" calcext:value-type="float">
            <text:p>0.029040</text:p>
          </table:table-cell>
          <table:table-cell office:value-type="float" office:value="0" calcext:value-type="float">
            <text:p>0</text:p>
          </table:table-cell>
          <table:table-cell table:formula="of:=[.B75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315393358469009" calcext:value-type="float">
            <text:p>0.031539</text:p>
          </table:table-cell>
          <table:table-cell office:value-type="float" office:value="0" calcext:value-type="float">
            <text:p>0</text:p>
          </table:table-cell>
          <table:table-cell table:formula="of:=[.B76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34644465893507" calcext:value-type="float">
            <text:p>0.034644</text:p>
          </table:table-cell>
          <table:table-cell office:value-type="float" office:value="0" calcext:value-type="float">
            <text:p>0</text:p>
          </table:table-cell>
          <table:table-cell table:formula="of:=[.B77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381482988595963" calcext:value-type="float">
            <text:p>0.038148</text:p>
          </table:table-cell>
          <table:table-cell office:value-type="float" office:value="0" calcext:value-type="float">
            <text:p>0</text:p>
          </table:table-cell>
          <table:table-cell table:formula="of:=[.B78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422497019171715" calcext:value-type="float">
            <text:p>0.042250</text:p>
          </table:table-cell>
          <table:table-cell office:value-type="float" office:value="0" calcext:value-type="float">
            <text:p>0</text:p>
          </table:table-cell>
          <table:table-cell table:formula="of:=[.B79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465217903256416" calcext:value-type="float">
            <text:p>0.046522</text:p>
          </table:table-cell>
          <table:table-cell office:value-type="float" office:value="0" calcext:value-type="float">
            <text:p>0</text:p>
          </table:table-cell>
          <table:table-cell table:formula="of:=[.B80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514007769525051" calcext:value-type="float">
            <text:p>0.051401</text:p>
          </table:table-cell>
          <table:table-cell office:value-type="float" office:value="0" calcext:value-type="float">
            <text:p>0</text:p>
          </table:table-cell>
          <table:table-cell table:formula="of:=[.B81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567827746272087" calcext:value-type="float">
            <text:p>0.056783</text:p>
          </table:table-cell>
          <table:table-cell office:value-type="float" office:value="0" calcext:value-type="float">
            <text:p>0</text:p>
          </table:table-cell>
          <table:table-cell table:formula="of:=[.B82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62514141201973" calcext:value-type="float">
            <text:p>0.062514</text:p>
          </table:table-cell>
          <table:table-cell office:value-type="float" office:value="0" calcext:value-type="float">
            <text:p>0</text:p>
          </table:table-cell>
          <table:table-cell table:formula="of:=[.B83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694519430398941" calcext:value-type="float">
            <text:p>0.069452</text:p>
          </table:table-cell>
          <table:table-cell office:value-type="float" office:value="0" calcext:value-type="float">
            <text:p>0</text:p>
          </table:table-cell>
          <table:table-cell table:formula="of:=[.B84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776215642690659" calcext:value-type="float">
            <text:p>0.077622</text:p>
          </table:table-cell>
          <table:table-cell office:value-type="float" office:value="0" calcext:value-type="float">
            <text:p>0</text:p>
          </table:table-cell>
          <table:table-cell table:formula="of:=[.B85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861553698778153" calcext:value-type="float">
            <text:p>0.086155</text:p>
          </table:table-cell>
          <table:table-cell office:value-type="float" office:value="0" calcext:value-type="float">
            <text:p>0</text:p>
          </table:table-cell>
          <table:table-cell table:formula="of:=[.B86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954504981637001" calcext:value-type="float">
            <text:p>0.095450</text:p>
          </table:table-cell>
          <table:table-cell office:value-type="float" office:value="0" calcext:value-type="float">
            <text:p>0</text:p>
          </table:table-cell>
          <table:table-cell table:formula="of:=[.B87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0.10578827559948" calcext:value-type="float">
            <text:p>0.105788</text:p>
          </table:table-cell>
          <table:table-cell office:value-type="float" office:value="0" calcext:value-type="float">
            <text:p>0</text:p>
          </table:table-cell>
          <table:table-cell table:formula="of:=[.B88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8526995182037" calcext:value-type="float">
            <text:p>0.118527</text:p>
          </table:table-cell>
          <table:table-cell office:value-type="float" office:value="0" calcext:value-type="float">
            <text:p>0</text:p>
          </table:table-cell>
          <table:table-cell table:formula="of:=[.B89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32437467575073" calcext:value-type="float">
            <text:p>0.132437</text:p>
          </table:table-cell>
          <table:table-cell office:value-type="float" office:value="0" calcext:value-type="float">
            <text:p>0</text:p>
          </table:table-cell>
          <table:table-cell table:formula="of:=[.B90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47541075944901" calcext:value-type="float">
            <text:p>0.147541</text:p>
          </table:table-cell>
          <table:table-cell office:value-type="float" office:value="0" calcext:value-type="float">
            <text:p>0</text:p>
          </table:table-cell>
          <table:table-cell table:formula="of:=[.B91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63838893175125" calcext:value-type="float">
            <text:p>0.163839</text:p>
          </table:table-cell>
          <table:table-cell office:value-type="float" office:value="0" calcext:value-type="float">
            <text:p>0</text:p>
          </table:table-cell>
          <table:table-cell table:formula="of:=[.B92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1308254599571" calcext:value-type="float">
            <text:p>0.181308</text:p>
          </table:table-cell>
          <table:table-cell office:value-type="float" office:value="0" calcext:value-type="float">
            <text:p>0</text:p>
          </table:table-cell>
          <table:table-cell table:formula="of:=[.B93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9989974796772" calcext:value-type="float">
            <text:p>0.199900</text:p>
          </table:table-cell>
          <table:table-cell office:value-type="float" office:value="0" calcext:value-type="float">
            <text:p>0</text:p>
          </table:table-cell>
          <table:table-cell table:formula="of:=[.B94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9535380601883" calcext:value-type="float">
            <text:p>0.219535</text:p>
          </table:table-cell>
          <table:table-cell office:value-type="float" office:value="0" calcext:value-type="float">
            <text:p>0</text:p>
          </table:table-cell>
          <table:table-cell table:formula="of:=[.B95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40107595920563" calcext:value-type="float">
            <text:p>0.240108</text:p>
          </table:table-cell>
          <table:table-cell office:value-type="float" office:value="0" calcext:value-type="float">
            <text:p>0</text:p>
          </table:table-cell>
          <table:table-cell table:formula="of:=[.B96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61480212211609" calcext:value-type="float">
            <text:p>0.261480</text:p>
          </table:table-cell>
          <table:table-cell office:value-type="float" office:value="0" calcext:value-type="float">
            <text:p>0</text:p>
          </table:table-cell>
          <table:table-cell table:formula="of:=[.B97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83490926027298" calcext:value-type="float">
            <text:p>0.283491</text:p>
          </table:table-cell>
          <table:table-cell office:value-type="float" office:value="0" calcext:value-type="float">
            <text:p>0</text:p>
          </table:table-cell>
          <table:table-cell table:formula="of:=[.B98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0595538020134" calcext:value-type="float">
            <text:p>0.305955</text:p>
          </table:table-cell>
          <table:table-cell office:value-type="float" office:value="0" calcext:value-type="float">
            <text:p>0</text:p>
          </table:table-cell>
          <table:table-cell table:formula="of:=[.B99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2867306470871" calcext:value-type="float">
            <text:p>0.328673</text:p>
          </table:table-cell>
          <table:table-cell office:value-type="float" office:value="0" calcext:value-type="float">
            <text:p>0</text:p>
          </table:table-cell>
          <table:table-cell table:formula="of:=[.B100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1434111595154" calcext:value-type="float">
            <text:p>0.351434</text:p>
          </table:table-cell>
          <table:table-cell office:value-type="float" office:value="0" calcext:value-type="float">
            <text:p>0</text:p>
          </table:table-cell>
          <table:table-cell table:formula="of:=[.B101]/1000*0.508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3" office:value-type="float" office:value="1" calcext:value-type="float">
            <text:p>1.000000</text:p>
          </table:table-cell>
          <table:table-cell office:value-type="float" office:value="0" calcext:value-type="float">
            <text:p>0</text:p>
          </table:table-cell>
          <table:table-cell table:formula="of:=[.B102]/1000*0.508" office:value-type="float" office:value="0" calcext:value-type="float">
            <text:p>0</text:p>
          </table:table-cell>
          <table:table-cell/>
          <table:table-cell table:style-name="ce8" table:number-columns-repeated="2"/>
          <table:table-cell table:style-name="ce12"/>
          <table:table-cell table:number-columns-repeated="16377"/>
        </table:table-row>
        <table:table-row table:style-name="ro3">
          <table:table-cell table:style-name="ce4" table:number-columns-repeated="3"/>
          <table:table-cell/>
          <table:table-cell table:style-name="ce4" table:number-columns-repeated="3"/>
          <table:table-cell table:number-columns-repeated="1637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6377"/>
        </table:table-row>
        <table:named-expressions>
          <table:named-range table:name="_xlnm.Print_Titles" table:base-cell-address="$'Table 2'.$A$1" table:cell-range-address="$'Table 2'.$1:.$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6" number:min-decimal-places="6" number:min-integer-digits="1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Tb_20_2" style:display-name="Normal_Tb 2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45in" style:print-page-order="ttb" style:first-page-number="continue" style:scale-to="93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2" style:display-name="PageStyle_Tabl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10-24T03:27:27</meta:creation-date>
    <dc:date>2025-01-26T16:23:10.709507267</dc:date>
    <meta:generator>LibreOffice/24.2.7.2$Linux_X86_64 LibreOffice_project/420$Build-2</meta:generator>
    <meta:editing-duration>PT17M1S</meta:editing-duration>
    <meta:editing-cycles>2</meta:editing-cycles>
    <meta:document-statistic meta:table-count="1" meta:cell-count="306" meta:object-count="0"/>
    <meta:user-defined meta:name="AppVersion">16.0300</meta:user-defined>
  </office:meta>
</office:document-meta>
</file>